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.1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9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4.5cm"/>
    </style:style>
    <style:style style:name="co6" style:family="table-column">
      <style:table-column-properties fo:break-before="auto" style:column-width="4.1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1cm" svg:height="8.997cm" svg:x="24.68cm" svg:y="7.642cm">
            <draw:object draw:notify-on-update-of-ranges="Sheet1.A4:Sheet1.A8 Sheet1.D2:Sheet1.D3 Sheet1.D4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11cm" svg:height="8.996cm" svg:x="4.084cm" svg:y="7.329cm">
            <draw:object draw:notify-on-update-of-ranges="Sheet1.A2:Sheet1.A3 Sheet1.A4:Sheet1.A8 Sheet1.F2:Sheet1.F3 Sheet1.F4:Sheet1.F8 Sheet1.G2:Sheet1.G3 Sheet1.G4:Sheet1.G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number-columns-repeated="2"/>
          <table:table-cell table:style-name="ce1" office:value-type="string" calcext:value-type="string">
            <text:p>Mean CPU time (ms)</text:p>
          </table:table-cell>
          <table:table-cell table:style-name="ce1"/>
          <table:table-cell table:style-name="ce1" office:value-type="string" calcext:value-type="string">
            <text:p>Mean Memory Usage (MB)</text:p>
          </table:table-cell>
          <table:table-cell table:style-name="ce1" office:value-type="string" calcext:value-type="string">
            <text:p>Max Memory Usage(MB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star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Bidirection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on-Bidirection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 table:number-rows-repeated="41">
          <table:table-cell table:number-columns-repeated="7"/>
        </table:table-row>
        <table:table-row table:style-name="ro1">
          <table:table-cell table:style-name="ce1" office:value-type="string" calcext:value-type="string">
            <text:p>Algorithms</text:p>
          </table:table-cell>
          <table:table-cell table:number-columns-repeated="2"/>
          <table:table-cell table:style-name="ce1" office:value-type="string" calcext:value-type="string">
            <text:p>Mean CPU time (ms)</text:p>
          </table:table-cell>
          <table:table-cell table:style-name="ce1"/>
          <table:table-cell table:style-name="ce1" office:value-type="string" calcext:value-type="string">
            <text:p>Mean Memory Usage (MB)</text:p>
          </table:table-cell>
          <table:table-cell table:style-name="ce1" office:value-type="string" calcext:value-type="string">
            <text:p>Max Memory Usage(MB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2:30:36.21212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ek Nallur</meta:initial-creator>
    <meta:creation-date>2015-02-12T18:54:49.085308164</meta:creation-date>
    <dc:date>2015-02-17T12:44:43.375431949</dc:date>
    <dc:creator>Vivek Nallur</dc:creator>
    <meta:editing-duration>PT6M57S</meta:editing-duration>
    <meta:editing-cycles>4</meta:editing-cycles>
    <meta:generator>LibreOffice/4.2.4.2$Linux_x86 LibreOffice_project/420m0$Build-2</meta:generator>
    <meta:document-statistic meta:table-count="1" meta:cell-count="2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2cm" svg:height="8.998cm" xlink:href=".." xlink:type="simple" chart:class="chart:bar" chart:style-name="ch1">
        <chart:legend chart:legend-position="end" svg:x="11.923cm" svg:y="4.2cm" style:legend-expansion="high" chart:style-name="ch2"/>
        <chart:plot-area chart:style-name="ch3" table:cell-range-address="Sheet1.A4:Sheet1.A8 Sheet1.D2:Sheet1.D8" chart:data-source-has-labels="both" svg:x="0.77cm" svg:y="0.851cm" svg:width="10.513cm" svg:height="7.548cm">
          <chartooo:coordinate-region svg:x="3.614cm" svg:y="0.851cm" svg:width="7.482cm" svg:height="6.901cm"/>
          <chart:axis chart:dimension="x" chart:name="primary-x" chart:style-name="ch4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8" chart:label-cell-address="Sheet1.D2:Sheet1.D3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CPU time (ms)</text:p>
                <text:list>
                  <text:list-item>
                    <text:p>Mean CPU time (ms)</text:p>
                  </text:list-item>
                  <text:list-item>
                    <text:p/>
                  </text:list-item>
                </text:list>
                <draw:g>
                  <svg:desc>Sheet1.D2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Sheet1.A4:Sheet1.A8</svg:desc>
                </draw:g>
              </table:table-cell>
              <table:table-cell office:value-type="float" office:value="10">
                <text:p>10</text:p>
                <draw:g>
                  <svg:desc>Sheet1.D4:Sheet1.D8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bar" chart:style-name="ch1">
        <chart:legend chart:legend-position="end" svg:x="11.024cm" svg:y="3.95cm" style:legend-expansion="high" chart:style-name="ch2"/>
        <chart:plot-area chart:style-name="ch3" table:cell-range-address="Sheet1.A2:Sheet1.A8 Sheet1.F2:Sheet1.G8" chart:data-source-has-labels="both" svg:x="0.772cm" svg:y="0.853cm" svg:width="10.453cm" svg:height="7.542cm">
          <chartooo:coordinate-region svg:x="3.616cm" svg:y="0.853cm" svg:width="7.422cm" svg:height="6.895cm"/>
          <chart:axis chart:dimension="x" chart:name="primary-x" chart:style-name="ch4" chartooo:axis-type="auto">
            <chartooo:date-scale/>
            <chart:categories table:cell-range-address="Sheet1.A4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4:Sheet1.F8" chart:label-cell-address="Sheet1.F2:Sheet1.F3" chart:class="chart:bar">
            <chart:data-point chart:repeated="5"/>
          </chart:series>
          <chart:series chart:style-name="ch8" chart:values-cell-range-address="Sheet1.G4:Sheet1.G8" chart:label-cell-address="Sheet1.G2:Sheet1.G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Memory Usage (MB)</text:p>
                <text:list>
                  <text:list-item>
                    <text:p>Mean Memory Usage (MB)</text:p>
                  </text:list-item>
                  <text:list-item>
                    <text:p/>
                  </text:list-item>
                </text:list>
                <draw:g>
                  <svg:desc>Sheet1.F2:Sheet1.F3</svg:desc>
                </draw:g>
              </table:table-cell>
              <table:table-cell office:value-type="string">
                <text:p>Max Memory Usage(MB)</text:p>
                <text:list>
                  <text:list-item>
                    <text:p>Max Memory Usage(MB)</text:p>
                  </text:list-item>
                  <text:list-item>
                    <text:p/>
                  </text:list-item>
                </text:list>
                <draw:g>
                  <svg:desc>Sheet1.G2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tar</text:p>
                <draw:g>
                  <svg:desc>Sheet1.A4:Sheet1.A8</svg:desc>
                </draw:g>
              </table:table-cell>
              <table:table-cell office:value-type="float" office:value="49">
                <text:p>49</text:p>
                <draw:g>
                  <svg:desc>Sheet1.F4:Sheet1.F8</svg:desc>
                </draw:g>
              </table:table-cell>
              <table:table-cell office:value-type="float" office:value="60">
                <text:p>60</text:p>
                <draw:g>
                  <svg:desc>Sheet1.G4:Sheet1.G8</svg:desc>
                </draw:g>
              </table:table-cell>
            </table:table-row>
            <table:table-row>
              <table:table-cell office:value-type="string">
                <text:p>Dijkstra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Bidirectional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Non-Bidirectional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